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Heading_20_2">
      <style:paragraph-properties fo:margin-top="0in" fo:margin-bottom="0.0972in" style:contextual-spacing="false" fo:line-height="115%"/>
    </style:style>
    <style:style style:name="P3" style:family="paragraph" style:parent-style-name="Heading_20_3">
      <style:paragraph-properties fo:margin-top="0in" fo:margin-bottom="0.0972in" style:contextual-spacing="false" fo:line-height="115%"/>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Heading_20_4">
      <style:paragraph-properties fo:margin-top="0in" fo:margin-bottom="0.0972in" style:contextual-spacing="false" fo:line-height="115%"/>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8">
      <style:paragraph-properties fo:margin-top="0in" fo:margin-bottom="0in" style:contextual-spacing="false"/>
    </style:style>
    <style:style style:name="P34" style:family="paragraph" style:parent-style-name="Text_20_body" style:list-style-name="L18"/>
    <style:style style:name="P35" style:family="paragraph" style:parent-style-name="Text_20_body" style:list-style-name="L19">
      <style:paragraph-properties fo:margin-top="0in" fo:margin-bottom="0in" style:contextual-spacing="false"/>
    </style:style>
    <style:style style:name="P36" style:family="paragraph" style:parent-style-name="Text_20_body" style:list-style-name="L19"/>
    <style:style style:name="P37" style:family="paragraph" style:parent-style-name="Text_20_body" style:list-style-name="L20">
      <style:paragraph-properties fo:margin-top="0in" fo:margin-bottom="0in" style:contextual-spacing="false"/>
    </style:style>
    <style:style style:name="P38" style:family="paragraph" style:parent-style-name="Text_20_body" style:list-style-name="L20"/>
    <style:style style:name="P39" style:family="paragraph" style:parent-style-name="Text_20_body" style:list-style-name="L21">
      <style:paragraph-properties fo:margin-top="0in" fo:margin-bottom="0in" style:contextual-spacing="false"/>
    </style:style>
    <style:style style:name="P40" style:family="paragraph" style:parent-style-name="Text_20_body" style:list-style-name="L21"/>
    <style:style style:name="P41" style:family="paragraph" style:parent-style-name="Preformatted_20_Text">
      <style:paragraph-properties fo:margin-top="0in" fo:margin-bottom="0.0972in" style:contextual-spacing="false" fo:line-height="115%"/>
    </style:style>
    <style:style style:name="P42" style:family="paragraph" style:parent-style-name="Text_20_body" style:list-style-name="L22">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3">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4">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5">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6">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7">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8">
      <style:paragraph-properties fo:margin-top="0in" fo:margin-bottom="0in" style:contextual-spacing="false"/>
    </style:style>
    <style:style style:name="P55" style:family="paragraph" style:parent-style-name="Text_20_body" style:list-style-name="L28"/>
    <style:style style:name="P56" style:family="paragraph" style:parent-style-name="Text_20_body" style:list-style-name="L29">
      <style:paragraph-properties fo:margin-top="0in" fo:margin-bottom="0in" style:contextual-spacing="false"/>
    </style:style>
    <style:style style:name="P57" style:family="paragraph" style:parent-style-name="Text_20_body" style:list-style-name="L29"/>
    <style:style style:name="P58" style:family="paragraph" style:parent-style-name="Text_20_body" style:list-style-name="L30">
      <style:paragraph-properties fo:margin-top="0in" fo:margin-bottom="0in" style:contextual-spacing="false"/>
    </style:style>
    <style:style style:name="P59" style:family="paragraph" style:parent-style-name="Text_20_body" style:list-style-name="L30"/>
    <style:style style:name="P60" style:family="paragraph" style:parent-style-name="Text_20_body" style:list-style-name="L31">
      <style:paragraph-properties fo:margin-top="0in" fo:margin-bottom="0in" style:contextual-spacing="false"/>
    </style:style>
    <style:style style:name="P61" style:family="paragraph" style:parent-style-name="Text_20_body" style:list-style-name="L31"/>
    <style:style style:name="P62" style:family="paragraph" style:parent-style-name="Text_20_body" style:list-style-name="L32">
      <style:paragraph-properties fo:margin-top="0in" fo:margin-bottom="0in" style:contextual-spacing="false"/>
    </style:style>
    <style:style style:name="P63" style:family="paragraph" style:parent-style-name="Text_20_body" style:list-style-name="L32"/>
    <style:style style:name="P64" style:family="paragraph" style:parent-style-name="Text_20_body" style:list-style-name="L33">
      <style:paragraph-properties fo:margin-top="0in" fo:margin-bottom="0in" style:contextual-spacing="false"/>
    </style:style>
    <style:style style:name="P65" style:family="paragraph" style:parent-style-name="Text_20_body" style:list-style-name="L33"/>
    <style:style style:name="P66" style:family="paragraph" style:parent-style-name="Text_20_body">
      <style:paragraph-properties fo:margin-top="0in" fo:margin-bottom="0.0972in" style:contextual-spacing="false" fo:line-height="11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wbie Shell Design Document</text:h>
      <text:h text:style-name="P2" text:outline-level="2">Executive Summary</text:h>
      <text:p text:style-name="Text_20_body">Newbie is a modern, user-friendly Linux shell designed to replace the cryptic syntax and hostile user experience of traditional shells with natural language commands and predictable behavior. Built in Rust with a threaded architecture, newbie leverages existing GNU tools while providing an intuitive interface accessible to beginners and productive for experienced users.</text:p>
      <text:h text:style-name="P2" text:outline-level="2">Core Design Philosophy</text:h>
      <text:h text:style-name="P3" text:outline-level="3">Natural Language Over Cryptic Abbreviations</text:h>
      <text:list text:style-name="L1">
        <text:list-item>
          <text:p text:style-name="P4">Commands use readable English words: <text:span text:style-name="Emphasis">find</text:span>, <text:span text:style-name="Emphasis">show</text:span>, <text:span text:style-name="Emphasis">copy</text:span>, <text:span text:style-name="Emphasis">remove</text:span> </text:p>
        </text:list-item>
        <text:list-item>
          <text:p text:style-name="P4">Syntax follows natural language patterns: <text:span text:style-name="Emphasis">find error in logs.txt</text:span> </text:p>
        </text:list-item>
        <text:list-item>
          <text:p text:style-name="P5">No arbitrary abbreviations requiring memorization </text:p>
        </text:list-item>
      </text:list>
      <text:h text:style-name="P3" text:outline-level="3">Predictable Behavior</text:h>
      <text:list text:style-name="L2">
        <text:list-item>
          <text:p text:style-name="P6">Commands do exactly what they say, nothing more or less </text:p>
        </text:list-item>
        <text:list-item>
          <text:p text:style-name="P6">No "smart" behavior that changes based on context </text:p>
        </text:list-item>
        <text:list-item>
          <text:p text:style-name="P6">Consistent output formatting across all commands </text:p>
        </text:list-item>
        <text:list-item>
          <text:p text:style-name="P7">Same input always produces same output </text:p>
        </text:list-item>
      </text:list>
      <text:h text:style-name="P3" text:outline-level="3">Minimal Escaping</text:h>
      <text:list text:style-name="L3">
        <text:list-item>
          <text:p text:style-name="P8"><text:span text:style-name="Strong_20_Emphasis">No string delimiters</text:span>: Eliminates the primary source of shell scripting pain </text:p>
        </text:list-item>
        <text:list-item>
          <text:p text:style-name="P8">Escape only when keywords actually conflict with content </text:p>
        </text:list-item>
        <text:list-item>
          <text:p text:style-name="P8">Context-specific escaping rules (2-4 characters per command context) </text:p>
        </text:list-item>
        <text:list-item>
          <text:p text:style-name="P9">Universal escaping rule: any parsing keyword gets <text:span text:style-name="Source_20_Text">&amp;</text:span> prefix, escape literal versions with <text:span text:style-name="Source_20_Text">\&amp;</text:span> </text:p>
        </text:list-item>
      </text:list>
      <text:h text:style-name="P3" text:outline-level="3">Explicit Output Control</text:h>
      <text:list text:style-name="L4">
        <text:list-item>
          <text:p text:style-name="P10">All output requires explicit <text:span text:style-name="Emphasis">show</text:span> command </text:p>
        </text:list-item>
        <text:list-item>
          <text:p text:style-name="P10">Silent operation by default for scriptability </text:p>
        </text:list-item>
        <text:list-item>
          <text:p text:style-name="P11">Human-readable formatting applied automatically with <text:span text:style-name="Emphasis">show</text:span> </text:p>
        </text:list-item>
      </text:list>
      <text:h text:style-name="P2" text:outline-level="2">Command Architecture</text:h>
      <text:h text:style-name="P3" text:outline-level="3">Unified Commands</text:h>
      <text:p text:style-name="Text_20_body">Traditional shells scatter related functionality across multiple tools with different syntaxes. Newbie unifies related operations under intuitive command names.</text:p>
      <text:h text:style-name="P12" text:outline-level="4">Find Command</text:h>
      <text:p text:style-name="Text_20_body">Replaces <text:span text:style-name="Emphasis">ls</text:span>, <text:span text:style-name="Emphasis">grep</text:span>, and <text:span text:style-name="Emphasis">find</text:span> with context-aware behavior:</text:p>
      <text:p text:style-name="Text_20_body"><text:span text:style-name="Emphasis"># File listing</text:span></text:p>
      <text:p text:style-name="Text_20_body"><text:soft-page-break/><text:span text:style-name="Emphasis">find *.txt</text:span></text:p>
      <text:p text:style-name="Text_20_body"><text:span text:style-name="Emphasis">find *.log &amp;in /var/log/</text:span></text:p>
      <text:p text:style-name="Text_20_body"><text:span text:style-name="Emphasis"># Content search (literal mode)</text:span></text:p>
      <text:p text:style-name="Text_20_body"><text:span text:style-name="Emphasis">find error &amp;in logs.txt</text:span></text:p>
      <text:p text:style-name="Text_20_body"><text:span text:style-name="Emphasis">find configuration issue &amp;in config/</text:span></text:p>
      <text:p text:style-name="Text_20_body"><text:span text:style-name="Emphasis"># Content search (pattern mode - requires &amp;start and &amp;end)</text:span></text:p>
      <text:p text:style-name="Text_20_body"><text:span text:style-name="Emphasis">find &amp;start error &amp;numbers &amp;end &amp;in logs.txt</text:span></text:p>
      <text:p text:style-name="Text_20_body"><text:span text:style-name="Emphasis">find &amp;start &amp;upperletters3 &amp;numbers4 &amp;end &amp;in part_codes.txt</text:span></text:p>
      <text:h text:style-name="P12" text:outline-level="4">Show Command</text:h>
      <text:p text:style-name="Text_20_body">Universal display command with automatic human-readable formatting:</text:p>
      <text:p text:style-name="Text_20_body"><text:span text:style-name="Emphasis">show file.txt # Display file contents</text:span></text:p>
      <text:p text:style-name="Text_20_body"><text:span text:style-name="Emphasis">show lines 100 data.txt # Paginated display</text:span></text:p>
      <text:p text:style-name="Text_20_body"><text:span text:style-name="Emphasis">show columns 3 list.txt # Columnar layout</text:span></text:p>
      <text:p text:style-name="Text_20_body"><text:span text:style-name="Emphasis">show memory # Human-readable memory info</text:span></text:p>
      <text:p text:style-name="Text_20_body"><text:span text:style-name="Emphasis">show space /home # Disk usage with units</text:span></text:p>
      <text:p text:style-name="Text_20_body"><text:span text:style-name="Emphasis">show x # Variable contents</text:span></text:p>
      <text:h text:style-name="P12" text:outline-level="4">File Operations</text:h>
      <text:p text:style-name="Text_20_body">Intuitive syntax matching natural language:</text:p>
      <text:p text:style-name="Text_20_body"><text:span text:style-name="Emphasis">copy file.txt &amp;to backup/</text:span></text:p>
      <text:p text:style-name="Text_20_body"><text:span text:style-name="Emphasis">move oldname &amp;to newname</text:span></text:p>
      <text:p text:style-name="Text_20_body"><text:span text:style-name="Emphasis">remove file.txt</text:span></text:p>
      <text:p text:style-name="Text_20_body"><text:span text:style-name="Emphasis">remove directory/</text:span></text:p>
      <text:h text:style-name="P12" text:outline-level="4">Text Processing</text:h>
      <text:p text:style-name="Text_20_body">Readable replacement syntax:</text:p>
      <text:p text:style-name="Text_20_body"><text:span text:style-name="Emphasis">replace foo &amp;with bar &amp;in file.txt</text:span></text:p>
      <text:p text:style-name="Text_20_body"><text:span text:style-name="Emphasis">replace old text &amp;with new text &amp;in *.txt</text:span></text:p>
      <text:p text:style-name="Text_20_body"><text:span text:style-name="Emphasis">replace &amp;start error &amp;numbers &amp;end &amp;with FIXED &amp;in logs.txt</text:span></text:p>
      <text:h text:style-name="P12" text:outline-level="4">System Information</text:h>
      <text:p text:style-name="Text_20_body">Simple commands for common system queries:</text:p>
      <text:p text:style-name="Text_20_body"><text:span text:style-name="Emphasis">space # Filesystem usage (defaults to home directory)</text:span></text:p>
      <text:p text:style-name="Text_20_body"><text:soft-page-break/><text:span text:style-name="Emphasis">space /etc # Specific path</text:span></text:p>
      <text:p text:style-name="Text_20_body"><text:span text:style-name="Emphasis">memory # Memory information</text:span></text:p>
      <text:h text:style-name="P12" text:outline-level="4">Administrative Operations</text:h>
      <text:p text:style-name="Text_20_body">Clear privilege escalation:</text:p>
      <text:p text:style-name="Text_20_body"><text:span text:style-name="Emphasis">admin space /etc</text:span></text:p>
      <text:p text:style-name="Text_20_body"><text:span text:style-name="Emphasis">admin remove /system/file</text:span></text:p>
      <text:h text:style-name="P2" text:outline-level="2">Pattern Language</text:h>
      <text:h text:style-name="P3" text:outline-level="3">Problem Statement</text:h>
      <text:p text:style-name="Text_20_body">Regular expressions are the primary text processing tool in Unix shells but suffer from:</text:p>
      <text:list text:style-name="L5">
        <text:list-item>
          <text:p text:style-name="P13">Cryptic, unreadable syntax </text:p>
        </text:list-item>
        <text:list-item>
          <text:p text:style-name="P13">Poor debugging capabilities </text:p>
        </text:list-item>
        <text:list-item>
          <text:p text:style-name="P13">Single-threaded performance limitations </text:p>
        </text:list-item>
        <text:list-item>
          <text:p text:style-name="P14">Excessive escaping requirements </text:p>
        </text:list-item>
      </text:list>
      <text:h text:style-name="P3" text:outline-level="3">Solution: Readable Pattern Language</text:h>
      <text:p text:style-name="Text_20_body">Newbie implements a pattern language using natural English tokens prefixed with <text:span text:style-name="Emphasis">&amp;</text:span>:</text:p>
      <text:h text:style-name="P12" text:outline-level="4">Character Classes</text:h>
      <text:p text:style-name="Text_20_body"><text:span text:style-name="Emphasis">&amp;text # Any characters</text:span></text:p>
      <text:p text:style-name="Text_20_body"><text:span text:style-name="Emphasis">&amp;letters # Any letters (case-insensitive)</text:span></text:p>
      <text:p text:style-name="Text_20_body"><text:span text:style-name="Emphasis">&amp;upperletters # Uppercase letters only</text:span></text:p>
      <text:p text:style-name="Text_20_body"><text:span text:style-name="Emphasis">&amp;lowerletters # Lowercase letters only</text:span></text:p>
      <text:p text:style-name="Text_20_body"><text:span text:style-name="Emphasis">&amp;numbers # Numeric digits</text:span></text:p>
      <text:h text:style-name="P12" text:outline-level="4">Quantifiers</text:h>
      <text:p text:style-name="Text_20_body"><text:span text:style-name="Emphasis">&amp;letters3 # Exactly 3 letters</text:span></text:p>
      <text:p text:style-name="Text_20_body"><text:span text:style-name="Emphasis">&amp;numbers5 # Exactly 5 numbers</text:span></text:p>
      <text:p text:style-name="Text_20_body"><text:span text:style-name="Emphasis">&amp;text # Any number of text characters</text:span></text:p>
      <text:h text:style-name="P12" text:outline-level="4">Wildcards</text:h>
      <text:p text:style-name="Text_20_body"><text:span text:style-name="Emphasis">&amp;* # Multiple character wildcard</text:span></text:p>
      <text:p text:style-name="Text_20_body"><text:span text:style-name="Emphasis">&amp;? # Single character wildcard</text:span></text:p>
      <text:h text:style-name="P12" text:outline-level="4">Anchoring</text:h>
      <text:p text:style-name="Text_20_body"><text:span text:style-name="Emphasis">&amp;start # Beginning of text</text:span></text:p>
      <text:p text:style-name="Text_20_body"><text:soft-page-break/><text:span text:style-name="Emphasis">&amp;end # End of text</text:span></text:p>
      <text:p text:style-name="Text_20_body"><text:span text:style-name="Emphasis">&amp;start = foo # Text must start with "foo"</text:span></text:p>
      <text:p text:style-name="Text_20_body"><text:span text:style-name="Emphasis">&amp;end = bar # Text must end with "bar"</text:span></text:p>
      <text:h text:style-name="P12" text:outline-level="4">Logic Operators</text:h>
      <text:p text:style-name="Text_20_body"><text:span text:style-name="Emphasis">&amp;or # Alternation (A or B)</text:span></text:p>
      <text:p text:style-name="Text_20_body"><text:span text:style-name="Emphasis">&amp;not # Negation</text:span></text:p>
      <text:p text:style-name="Text_20_body"><text:span text:style-name="Emphasis">&amp;maybe # Optional element</text:span></text:p>
      <text:h text:style-name="P12" text:outline-level="4">Proximity Matching</text:h>
      <text:p text:style-name="Text_20_body"><text:span text:style-name="Emphasis">&amp;within 5 words of</text:span></text:p>
      <text:p text:style-name="Text_20_body"><text:span text:style-name="Emphasis">&amp;within 3 characters of</text:span></text:p>
      <text:h text:style-name="P3" text:outline-level="3">Mode Detection</text:h>
      <text:p text:style-name="Text_20_body">The parser automatically detects search mode based on content:</text:p>
      <text:list text:style-name="L6">
        <text:list-item>
          <text:p text:style-name="P15"><text:span text:style-name="Strong_20_Emphasis">Literal mode</text:span>: No ampersands present - simple substring search </text:p>
        </text:list-item>
        <text:list-item>
          <text:p text:style-name="P16"><text:span text:style-name="Strong_20_Emphasis">Pattern mode</text:span>: Ampersands present - full pattern language active </text:p>
        </text:list-item>
      </text:list>
      <text:p text:style-name="Text_20_body">Examples:</text:p>
      <text:p text:style-name="Text_20_body"><text:span text:style-name="Emphasis">find error in logs.txt # Literal search</text:span></text:p>
      <text:p text:style-name="Text_20_body"><text:span text:style-name="Emphasis">find &amp;start error &amp;numbers &amp;end in logs.txt # Pattern search</text:span></text:p>
      <text:h text:style-name="P2" text:outline-level="2">Arithmetic and String Operations</text:h>
      <text:h text:style-name="P3" text:outline-level="3">Arithmetic Operators</text:h>
      <text:p text:style-name="Text_20_body">All arithmetic operators use <text:span text:style-name="Source_20_Text">&amp;</text:span> prefix to avoid conflicts with natural data:</text:p>
      <text:list text:style-name="L7">
        <text:list-item>
          <text:p text:style-name="P17"><text:span text:style-name="Source_20_Text">&amp;+</text:span> for addition/concatenation </text:p>
        </text:list-item>
        <text:list-item>
          <text:p text:style-name="P17"><text:span text:style-name="Source_20_Text">&amp;-</text:span> for subtraction </text:p>
        </text:list-item>
        <text:list-item>
          <text:p text:style-name="P17"><text:span text:style-name="Source_20_Text">&amp;*</text:span> for multiplication </text:p>
        </text:list-item>
        <text:list-item>
          <text:p text:style-name="P18"><text:span text:style-name="Source_20_Text">&amp;/</text:span> for division </text:p>
        </text:list-item>
      </text:list>
      <text:p text:style-name="Text_20_body">This approach recognizes that arithmetic symbols appear frequently in real data (file paths, URLs, mathematical expressions, log files) but <text:span text:style-name="Source_20_Text">&amp;+</text:span> sequences are extremely rare.</text:p>
      <text:p text:style-name="Text_20_body">Examples:</text:p>
      <text:p text:style-name="Text_20_body"><text:span text:style-name="Emphasis">total = price &amp;</text:span> quantity*</text:p>
      <text:p text:style-name="Text_20_body"><text:span text:style-name="Emphasis">filename = base &amp;+ extension</text:span></text:p>
      <text:p text:style-name="Text_20_body"><text:span text:style-name="Emphasis">result = memory &amp;- used_memory</text:span></text:p>
      <text:h text:style-name="P3" text:outline-level="3"><text:soft-page-break/>String Concatenation</text:h>
      <text:p text:style-name="Text_20_body">Simple concatenation using <text:span text:style-name="Source_20_Text">&amp;+</text:span> operator:</text:p>
      <text:p text:style-name="Text_20_body"><text:span text:style-name="Emphasis">new_name = processed_ &amp;+ file</text:span></text:p>
      <text:p text:style-name="Text_20_body"><text:span text:style-name="Emphasis">full_path = directory &amp;+ / &amp;+ filename</text:span></text:p>
      <text:h text:style-name="P2" text:outline-level="2">Wildcard System</text:h>
      <text:h text:style-name="P3" text:outline-level="3">Problem</text:h>
      <text:p text:style-name="Text_20_body">Traditional wildcards (<text:span text:style-name="Emphasis">*</text:span> and <text:span text:style-name="Emphasis">?</text:span>) conflict with the goal of making these characters searchable without escaping.</text:p>
      <text:h text:style-name="P3" text:outline-level="3">Solution</text:h>
      <text:p text:style-name="Text_20_body">Use unlikely two-character combinations:</text:p>
      <text:list text:style-name="L8">
        <text:list-item>
          <text:p text:style-name="P19"><text:span text:style-name="Emphasis">&amp;*</text:span> for multi-character wildcards </text:p>
        </text:list-item>
        <text:list-item>
          <text:p text:style-name="P20"><text:span text:style-name="Emphasis">&amp;?</text:span> for single-character wildcards </text:p>
        </text:list-item>
      </text:list>
      <text:p text:style-name="Text_20_body">This allows literal <text:span text:style-name="Emphasis">*</text:span> and <text:span text:style-name="Emphasis">?</text:span> in search terms while preserving wildcard functionality:</text:p>
      <text:p text:style-name="Text_20_body"><text:span text:style-name="Emphasis">find &amp;*.txt # Wildcard matching</text:span></text:p>
      <text:p text:style-name="Text_20_body"><text:span text:style-name="Emphasis">find *.txt # Literal asterisk search</text:span></text:p>
      <text:p text:style-name="Text_20_body">Escaping only needed for the rare cases of literal <text:span text:style-name="Emphasis">&amp;*</text:span> or <text:span text:style-name="Emphasis">&amp;?</text:span> in content: <text:span text:style-name="Emphasis">\&amp;*</text:span></text:p>
      <text:h text:style-name="P2" text:outline-level="2">Escaping Rules</text:h>
      <text:h text:style-name="P3" text:outline-level="3">Universal Escaping Principle</text:h>
      <text:p text:style-name="Text_20_body"><text:span text:style-name="Strong_20_Emphasis">Single rule for all contexts</text:span>: Any keyword that affects command parsing gets an <text:span text:style-name="Source_20_Text">&amp;</text:span> prefix. To search for the literal version of a parsing keyword, escape it with a backslash.</text:p>
      <text:p text:style-name="Text_20_body">Examples across different commands:</text:p>
      <text:p text:style-name="Text_20_body"><text:span text:style-name="Emphasis">find text with \&amp;in literal &amp;in file.txt</text:span></text:p>
      <text:p text:style-name="Text_20_body"><text:span text:style-name="Emphasis">copy file\&amp;to.txt &amp;to destination/</text:span></text:p>
      <text:p text:style-name="Text_20_body"><text:span text:style-name="Emphasis">replace old text \&amp;with literal &amp;with new text &amp;in file.txt</text:span></text:p>
      <text:h text:style-name="P3" text:outline-level="3">Context-Aware Parsing</text:h>
      <text:p text:style-name="Text_20_body">Different command contexts have their own parsing rules while maintaining the universal escaping principle:</text:p>
      <text:list text:style-name="L9">
        <text:list-item>
          <text:p text:style-name="P21"><text:span text:style-name="Strong_20_Emphasis">If context</text:span>: Tests existence or conditions </text:p>
        </text:list-item>
        <text:list-item>
          <text:p text:style-name="P21"><text:span text:style-name="Strong_20_Emphasis">Find context</text:span>: Searches files or content </text:p>
        </text:list-item>
        <text:list-item>
          <text:p text:style-name="P21"><text:span text:style-name="Strong_20_Emphasis">Copy context</text:span>: Handles source and destination </text:p>
        </text:list-item>
        <text:list-item>
          <text:p text:style-name="P22"><text:soft-page-break/><text:span text:style-name="Strong_20_Emphasis">For context</text:span>: Iterates over collections </text:p>
        </text:list-item>
      </text:list>
      <text:p text:style-name="Text_20_body">This eliminates ambiguity - a file named "then" doesn't conflict with the <text:span text:style-name="Source_20_Text">then</text:span> keyword because context determines meaning.</text:p>
      <text:h text:style-name="P2" text:outline-level="2">Programming Language Features</text:h>
      <text:h text:style-name="P3" text:outline-level="3">Variables and Arithmetic</text:h>
      <text:p text:style-name="Text_20_body">Clean syntax without shell quoting complexities:</text:p>
      <text:p text:style-name="Text_20_body"><text:span text:style-name="Emphasis">x = 2 &amp;+ 2</text:span></text:p>
      <text:p text:style-name="Text_20_body"><text:span text:style-name="Emphasis">result = memory</text:span></text:p>
      <text:p text:style-name="Text_20_body"><text:span text:style-name="Emphasis">total = price &amp;</text:span> (1 &amp;+ tax_rate)*</text:p>
      <text:p text:style-name="Text_20_body"><text:span text:style-name="Emphasis">show total</text:span></text:p>
      <text:h text:style-name="P3" text:outline-level="3">Control Flow</text:h>
      <text:p text:style-name="Text_20_body">Python-style indentation for readability with context-aware parsing:</text:p>
      <text:h text:style-name="P12" text:outline-level="4">Conditional Statements</text:h>
      <text:p text:style-name="Text_20_body"><text:span text:style-name="Emphasis">if /etc/bashrc then</text:span></text:p>
      <text:list text:style-name="L10">
        <text:list-item>
          <text:p text:style-name="P23">load /etc/bashrc* </text:p>
        </text:list-item>
      </text:list>
      <text:p text:style-name="Text_20_body"><text:span text:style-name="Emphasis">end</text:span></text:p>
      <text:p text:style-name="Text_20_body"><text:span text:style-name="Emphasis">if memory less than 4GB then</text:span></text:p>
      <text:list text:style-name="L11">
        <text:list-item>
          <text:p text:style-name="P24">show Insufficient memory*</text:p>
        </text:list-item>
        <text:list-item>
          <text:p text:style-name="P24">exit*</text:p>
        </text:list-item>
      </text:list>
      <text:p text:style-name="Text_20_body"><text:span text:style-name="Emphasis">end</text:span></text:p>
      <text:h text:style-name="P12" text:outline-level="4">Pattern Matching in Conditionals</text:h>
      <text:p text:style-name="Text_20_body"><text:span text:style-name="Emphasis">for file in &amp;</text:span>.txt*</text:p>
      <text:list text:style-name="L12">
        <text:list-item>
          <text:p text:style-name="P25">if file matches &amp;start &amp;upperletters &amp;numbers .txt &amp;end then*</text:p>
        </text:list-item>
        <text:list-item>
          <text:p text:style-name="P25">move file &amp;to processed_ &amp;+ file*</text:p>
        </text:list-item>
        <text:list-item>
          <text:p text:style-name="P25">end*</text:p>
        </text:list-item>
      </text:list>
      <text:p text:style-name="Text_20_body"><text:span text:style-name="Emphasis">end</text:span></text:p>
      <text:h text:style-name="P12" text:outline-level="4">Loops</text:h>
      <text:p text:style-name="Text_20_body"><text:span text:style-name="Emphasis">for file in &amp;*.txt</text:span></text:p>
      <text:list text:style-name="L13">
        <text:list-item>
          <text:p text:style-name="P26">show Processing: &amp;+ file*</text:p>
        </text:list-item>
        <text:list-item>
          <text:p text:style-name="P26"><text:soft-page-break/>size = get_file_size file*</text:p>
        </text:list-item>
        <text:list-item>
          <text:p text:style-name="P26">if size greater than 1MB then*</text:p>
        </text:list-item>
        <text:list-item>
          <text:p text:style-name="P26">compress file*</text:p>
        </text:list-item>
        <text:list-item>
          <text:p text:style-name="P26">end*</text:p>
        </text:list-item>
      </text:list>
      <text:p text:style-name="Text_20_body"><text:span text:style-name="Emphasis">end</text:span></text:p>
      <text:p text:style-name="Text_20_body"><text:span text:style-name="Emphasis">do while tasks_remaining greater than 0</text:span></text:p>
      <text:list text:style-name="L14">
        <text:list-item>
          <text:p text:style-name="P27">process_next_task*</text:p>
        </text:list-item>
        <text:list-item>
          <text:p text:style-name="P27">tasks_remaining = tasks_remaining &amp;- 1*</text:p>
        </text:list-item>
      </text:list>
      <text:p text:style-name="Text_20_body"><text:span text:style-name="Emphasis">end</text:span></text:p>
      <text:h text:style-name="P3" text:outline-level="3">Comparison Operators</text:h>
      <text:p text:style-name="Text_20_body">Natural language operators:</text:p>
      <text:list text:style-name="L15">
        <text:list-item>
          <text:p text:style-name="P28"><text:span text:style-name="Emphasis">less than</text:span>, <text:span text:style-name="Emphasis">greater than</text:span>, <text:span text:style-name="Emphasis">equals</text:span> </text:p>
        </text:list-item>
        <text:list-item>
          <text:p text:style-name="P28"><text:span text:style-name="Emphasis">contains</text:span>, <text:span text:style-name="Emphasis">starts with</text:span>, <text:span text:style-name="Emphasis">ends with</text:span> </text:p>
        </text:list-item>
        <text:list-item>
          <text:p text:style-name="P29"><text:span text:style-name="Emphasis">matches</text:span> for pattern matching </text:p>
        </text:list-item>
      </text:list>
      <text:h text:style-name="P3" text:outline-level="3">Debugging Support</text:h>
      <text:p text:style-name="Text_20_body"><text:span text:style-name="Emphasis">show</text:span> statements positioned at leftmost column within current indentation level for easy visual scanning:</text:p>
      <text:p text:style-name="Text_20_body"><text:span text:style-name="Emphasis">x = get_input</text:span></text:p>
      <text:p text:style-name="Text_20_body"><text:span text:style-name="Emphasis">show Input received: &amp;+ x</text:span></text:p>
      <text:p text:style-name="Text_20_body"><text:span text:style-name="Emphasis">if x greater than 100 then</text:span></text:p>
      <text:p text:style-name="Text_20_body"><text:span text:style-name="Emphasis">show Large value processing</text:span></text:p>
      <text:list text:style-name="L16">
        <text:list-item>
          <text:p text:style-name="P30">result = complex_calculation x* </text:p>
        </text:list-item>
      </text:list>
      <text:p text:style-name="Text_20_body"><text:span text:style-name="Emphasis">show Calculation result: &amp;+ result</text:span></text:p>
      <text:p text:style-name="Text_20_body"><text:span text:style-name="Emphasis">end</text:span></text:p>
      <text:h text:style-name="P2" text:outline-level="2">Implementation Architecture</text:h>
      <text:h text:style-name="P3" text:outline-level="3">Technology Stack</text:h>
      <text:list text:style-name="L17">
        <text:list-item>
          <text:p text:style-name="P31"><text:span text:style-name="Strong_20_Emphasis">Language</text:span>: Rust for memory safety and performance </text:p>
        </text:list-item>
        <text:list-item>
          <text:p text:style-name="P31"><text:span text:style-name="Strong_20_Emphasis">Threading</text:span>: Reader/worker/writer pattern across all components </text:p>
        </text:list-item>
        <text:list-item>
          <text:p text:style-name="P31"><text:span text:style-name="Strong_20_Emphasis">Tool Integration</text:span>: FFI bindings to GNU utilities via existing C libraries </text:p>
        </text:list-item>
        <text:list-item>
          <text:p text:style-name="P32"><text:span text:style-name="Strong_20_Emphasis">Parsing</text:span>: Adventure-game-style pattern matching for natural language with context-aware grammar </text:p>
        </text:list-item>
      </text:list>
      <text:h text:style-name="P3" text:outline-level="3"><text:soft-page-break/>Performance Strategy</text:h>
      <text:p text:style-name="Text_20_body"><text:span text:style-name="Strong_20_Emphasis">Two-phase execution model</text:span>:</text:p>
      <text:list text:style-name="L18">
        <text:list-item>
          <text:p text:style-name="P33"><text:span text:style-name="Strong_20_Emphasis">Parse phase</text:span>: Natural language commands parsed once into efficient Rust operations </text:p>
        </text:list-item>
        <text:list-item>
          <text:p text:style-name="P34"><text:span text:style-name="Strong_20_Emphasis">Runtime phase</text:span>: Compiled operations execute at native speed </text:p>
        </text:list-item>
      </text:list>
      <text:p text:style-name="Text_20_body">Multi-threaded architecture with three-thread pattern:</text:p>
      <text:list text:style-name="L19">
        <text:list-item>
          <text:p text:style-name="P35"><text:span text:style-name="Strong_20_Emphasis">Reader thread</text:span>: Stream input data </text:p>
        </text:list-item>
        <text:list-item>
          <text:p text:style-name="P35"><text:span text:style-name="Strong_20_Emphasis">Worker thread</text:span>: Process operations (search, replace, etc.) </text:p>
        </text:list-item>
        <text:list-item>
          <text:p text:style-name="P36"><text:span text:style-name="Strong_20_Emphasis">Writer thread</text:span>: Format and output results </text:p>
        </text:list-item>
      </text:list>
      <text:p text:style-name="Text_20_body">This approach maximizes throughput on modern multi-core systems while maintaining compatibility with existing GNU tool reliability.</text:p>
      <text:h text:style-name="P3" text:outline-level="3">GNU Tool Integration</text:h>
      <text:p text:style-name="Text_20_body">Rather than reimplementing functionality, newbie provides natural language interfaces to battle-tested GNU utilities:</text:p>
      <text:list text:style-name="L20">
        <text:list-item>
          <text:p text:style-name="P37">Leverage existing reliability and feature completeness </text:p>
        </text:list-item>
        <text:list-item>
          <text:p text:style-name="P37">Focus innovation on user experience rather than core functionality </text:p>
        </text:list-item>
        <text:list-item>
          <text:p text:style-name="P38">Use FFI and existing Rust crates (readline, etc.) for integration </text:p>
        </text:list-item>
      </text:list>
      <text:h text:style-name="P2" text:outline-level="2">Pipeline Operations</text:h>
      <text:p text:style-name="Text_20_body">Support both traditional and natural syntax:</text:p>
      <text:list text:style-name="L21">
        <text:list-item>
          <text:p text:style-name="P39">Traditional: <text:span text:style-name="Emphasis">command1 | command2</text:span> </text:p>
        </text:list-item>
        <text:list-item>
          <text:p text:style-name="P40">Natural: <text:span text:style-name="Emphasis">command1 into command2</text:span> </text:p>
        </text:list-item>
      </text:list>
      <text:p text:style-name="Text_20_body">Example:</text:p>
      <text:p text:style-name="Text_20_body"><text:span text:style-name="Emphasis">find error &amp;in logs.txt into show</text:span></text:p>
      <text:p text:style-name="Text_20_body"><text:span text:style-name="Emphasis">find &amp;upperletters3&amp;numbers4 &amp;in data.txt into count into show</text:span></text:p>
      <text:h text:style-name="P2" text:outline-level="2">Configuration Philosophy</text:h>
      <text:p text:style-name="Text_20_body">Replace bash's cryptic configuration syntax with human-readable alternatives:</text:p>
      <text:h text:style-name="P3" text:outline-level="3">Traditional Bash Configuration</text:h>
      <text:p text:style-name="P41"><text:span text:style-name="Source_20_Text">PS1='\[\033[01;32m\]\u@\h\[\033[00m\]:\[\033[01;34m\]\w\[\033[00m\]\$ '</text:span></text:p>
      <text:p text:style-name="P41"><text:span text:style-name="Source_20_Text">alias ll='ls -alF'</text:span></text:p>
      <text:p text:style-name="P41"><text:span text:style-name="Source_20_Text">alias la='ls -A' </text:span></text:p>
      <text:p text:style-name="P41"><text:span text:style-name="Source_20_Text">alias l='ls -CF'</text:span></text:p>
      <text:p text:style-name="P41"><text:span text:style-name="Source_20_Text">export PATH="$HOME/bin:$PATH"</text:span></text:p>
      <text:p text:style-name="P41"/>
      <text:p text:style-name="P41"><text:soft-page-break/><text:span text:style-name="Source_20_Text">if [ -f /etc/bashrc ]; then</text:span></text:p>
      <text:p text:style-name="P41"><text:span text:style-name="Source_20_Text"><text:s text:c="4"/>. /etc/bashrc</text:span></text:p>
      <text:p text:style-name="P41"><text:span text:style-name="Source_20_Text">fi</text:span></text:p>
      <text:h text:style-name="P3" text:outline-level="3">Newbie Configuration</text:h>
      <text:p text:style-name="P41"><text:span text:style-name="Source_20_Text">prompt:</text:span></text:p>
      <text:p text:style-name="P41"><text:span text:style-name="Source_20_Text"><text:s text:c="2"/>user: green bold</text:span></text:p>
      <text:p text:style-name="P41"><text:span text:style-name="Source_20_Text"><text:s text:c="2"/>host: green bold <text:s/></text:span></text:p>
      <text:p text:style-name="P41"><text:span text:style-name="Source_20_Text"><text:s text:c="2"/>path: blue bold</text:span></text:p>
      <text:p text:style-name="P41"><text:span text:style-name="Source_20_Text"><text:s text:c="2"/>symbol: default</text:span></text:p>
      <text:p text:style-name="P41"/>
      <text:p text:style-name="P41"><text:span text:style-name="Source_20_Text">shortcuts:</text:span></text:p>
      <text:p text:style-name="P41"><text:span text:style-name="Source_20_Text"><text:s text:c="2"/>ll = find all &amp;with details &amp;with types</text:span></text:p>
      <text:p text:style-name="P41"><text:span text:style-name="Source_20_Text"><text:s text:c="2"/>la = find all hidden</text:span></text:p>
      <text:p text:style-name="P41"><text:span text:style-name="Source_20_Text"><text:s text:c="2"/>l = find all &amp;with columns</text:span></text:p>
      <text:p text:style-name="P41"/>
      <text:p text:style-name="P41"><text:span text:style-name="Source_20_Text">path:</text:span></text:p>
      <text:p text:style-name="P41"><text:span text:style-name="Source_20_Text"><text:s text:c="2"/>add ~/bin to front</text:span></text:p>
      <text:p text:style-name="P41"/>
      <text:p text:style-name="P41"><text:span text:style-name="Source_20_Text">if /etc/bashrc then</text:span></text:p>
      <text:p text:style-name="P41"><text:span text:style-name="Source_20_Text"><text:s text:c="2"/>load /etc/bashrc</text:span></text:p>
      <text:p text:style-name="P41"><text:span text:style-name="Source_20_Text">end</text:span></text:p>
      <text:h text:style-name="P2" text:outline-level="2">Migration Strategy</text:h>
      <text:h text:style-name="P3" text:outline-level="3">Bash-to-Newbie Translator</text:h>
      <text:p text:style-name="Text_20_body">Develop translation tool to convert existing bash scripts to readable newbie equivalents:</text:p>
      <text:list text:style-name="L22">
        <text:list-item>
          <text:p text:style-name="P42">Focus on functional intent rather than syntax replication </text:p>
        </text:list-item>
        <text:list-item>
          <text:p text:style-name="P42">Handle common patterns and idioms </text:p>
        </text:list-item>
        <text:list-item>
          <text:p text:style-name="P42">Identify newbie feature gaps requiring development </text:p>
        </text:list-item>
        <text:list-item>
          <text:p text:style-name="P43">Generate readable code that accomplishes same goals </text:p>
        </text:list-item>
      </text:list>
      <text:h text:style-name="P3" text:outline-level="3">Compatibility</text:h>
      <text:list text:style-name="L23">
        <text:list-item>
          <text:p text:style-name="P44">Support traditional operators where unambiguous (<text:span text:style-name="Emphasis">|</text:span>, <text:span text:style-name="Emphasis">~</text:span>) </text:p>
        </text:list-item>
        <text:list-item>
          <text:p text:style-name="P44">Provide natural language alternatives as primary interface </text:p>
        </text:list-item>
        <text:list-item>
          <text:p text:style-name="P45">Allow gradual migration from existing workflows </text:p>
        </text:list-item>
      </text:list>
      <text:h text:style-name="P2" text:outline-level="2"><text:soft-page-break/>Error Handling</text:h>
      <text:p text:style-name="Text_20_body">Leverage Rust's Result types for better error messages:</text:p>
      <text:list text:style-name="L24">
        <text:list-item>
          <text:p text:style-name="P46">Context-aware error descriptions </text:p>
        </text:list-item>
        <text:list-item>
          <text:p text:style-name="P46">Specific suggestions for common mistakes </text:p>
        </text:list-item>
        <text:list-item>
          <text:p text:style-name="P46">Clear indication of where parsing failed </text:p>
        </text:list-item>
        <text:list-item>
          <text:p text:style-name="P47">Helpful guidance for escaping conflicts </text:p>
        </text:list-item>
      </text:list>
      <text:p text:style-name="Text_20_body">Examples:</text:p>
      <text:p text:style-name="Text_20_body"><text:span text:style-name="Emphasis">Error: Found '&amp;with' in search text - did you mean to search for literal '&amp;with'?</text:span> <text:span text:style-name="Emphasis">Try: replace old text \&amp;with literal &amp;with new text &amp;in file.txt</text:span></text:p>
      <text:p text:style-name="Text_20_body"><text:span text:style-name="Emphasis">Error: Found '&amp;to' in filename - did you mean literal '&amp;to'?</text:span><text:line-break/><text:span text:style-name="Emphasis">Try: copy file\&amp;to.txt &amp;to destination/</text:span></text:p>
      <text:h text:style-name="P2" text:outline-level="2">Design Rationale: Why No String Delimiters?</text:h>
      <text:h text:style-name="P3" text:outline-level="3">The Core Problem</text:h>
      <text:p text:style-name="Text_20_body">String delimiters are the primary source of shell scripting pain, wasting countless hours on:</text:p>
      <text:list text:style-name="L25">
        <text:list-item>
          <text:p text:style-name="P48">Quote escaping nightmares: <text:span text:style-name="Source_20_Text">ssh host "grep 'pattern with \"quotes\"' file"</text:span> </text:p>
        </text:list-item>
        <text:list-item>
          <text:p text:style-name="P48">Variable quoting bugs: <text:span text:style-name="Source_20_Text">rm $filename</text:span> fails when filename contains spaces </text:p>
        </text:list-item>
        <text:list-item>
          <text:p text:style-name="P48">Nested delimiter hell in JSON/XML processing </text:p>
        </text:list-item>
        <text:list-item>
          <text:p text:style-name="P48">Database query building with multiple escaping layers </text:p>
        </text:list-item>
        <text:list-item>
          <text:p text:style-name="P49">The eternal "single vs double quotes" confusion </text:p>
        </text:list-item>
      </text:list>
      <text:h text:style-name="P3" text:outline-level="3">The Solution</text:h>
      <text:p text:style-name="Text_20_body">Newbie eliminates delimiters entirely by using structural parsing:</text:p>
      <text:list text:style-name="L26">
        <text:list-item>
          <text:p text:style-name="P50"><text:span text:style-name="Strong_20_Emphasis">No quotes needed</text:span>: <text:span text:style-name="Source_20_Text">find error message &amp;in logs.txt</text:span> </text:p>
        </text:list-item>
        <text:list-item>
          <text:p text:style-name="P50"><text:span text:style-name="Strong_20_Emphasis">No escaping common characters</text:span>: Arithmetic symbols, spaces, punctuation are literal </text:p>
        </text:list-item>
        <text:list-item>
          <text:p text:style-name="P50"><text:span text:style-name="Strong_20_Emphasis">Context-aware grammar</text:span>: Command structure determines parsing, not delimiters </text:p>
        </text:list-item>
        <text:list-item>
          <text:p text:style-name="P51"><text:span text:style-name="Strong_20_Emphasis">Rare conflicts handled simply</text:span>: <text:span text:style-name="Source_20_Text">\&amp;in</text:span> for literal <text:span text:style-name="Source_20_Text">&amp;in</text:span> when it conflicts </text:p>
        </text:list-item>
      </text:list>
      <text:h text:style-name="P3" text:outline-level="3">Real-World Impact</text:h>
      <text:p text:style-name="Text_20_body">This design emerged from practical experience with SQL injection and escaping problems. A database record ending with <text:span text:style-name="Source_20_Text">''The Matrix''</text:span> demonstrates the issue - normal human data becomes a syntax nightmare in delimiter-based systems.</text:p>
      <text:p text:style-name="Text_20_body">Newbie's approach means:</text:p>
      <text:list text:style-name="L27">
        <text:list-item>
          <text:p text:style-name="P52">Common data (with spaces, quotes, symbols) needs no escaping </text:p>
        </text:list-item>
        <text:list-item>
          <text:p text:style-name="P52">Only truly rare conflicts (like literal <text:span text:style-name="Source_20_Text">&amp;in</text:span> text) require simple <text:span text:style-name="Source_20_Text">\&amp;</text:span> escaping </text:p>
        </text:list-item>
        <text:list-item>
          <text:p text:style-name="P53"><text:soft-page-break/>Mental energy focuses on logic, not syntax mechanics </text:p>
        </text:list-item>
      </text:list>
      <text:h text:style-name="P2" text:outline-level="2">Success Metrics</text:h>
      <text:h text:style-name="P3" text:outline-level="3">User Experience</text:h>
      <text:list text:style-name="L28">
        <text:list-item>
          <text:p text:style-name="P54">Reduced learning curve for shell newcomers </text:p>
        </text:list-item>
        <text:list-item>
          <text:p text:style-name="P54">Faster task completion for common operations </text:p>
        </text:list-item>
        <text:list-item>
          <text:p text:style-name="P54">Fewer syntax errors and debugging sessions </text:p>
        </text:list-item>
        <text:list-item>
          <text:p text:style-name="P55">Improved script maintainability </text:p>
        </text:list-item>
      </text:list>
      <text:h text:style-name="P3" text:outline-level="3">Performance</text:h>
      <text:list text:style-name="L29">
        <text:list-item>
          <text:p text:style-name="P56">Faster text processing through multi-threading </text:p>
        </text:list-item>
        <text:list-item>
          <text:p text:style-name="P56">Competitive performance with traditional tools through parse-once, execute-fast model </text:p>
        </text:list-item>
        <text:list-item>
          <text:p text:style-name="P57">Efficient resource usage </text:p>
        </text:list-item>
      </text:list>
      <text:h text:style-name="P3" text:outline-level="3">Adoption</text:h>
      <text:list text:style-name="L30">
        <text:list-item>
          <text:p text:style-name="P58">Standalone pattern matching tool adoption </text:p>
        </text:list-item>
        <text:list-item>
          <text:p text:style-name="P58">Integration into Linux distributions </text:p>
        </text:list-item>
        <text:list-item>
          <text:p text:style-name="P59">Community contribution and extension </text:p>
        </text:list-item>
      </text:list>
      <text:h text:style-name="P2" text:outline-level="2">Future Considerations</text:h>
      <text:h text:style-name="P3" text:outline-level="3">Pattern Language Extensions</text:h>
      <text:list text:style-name="L31">
        <text:list-item>
          <text:p text:style-name="P60">Additional character classes as needed </text:p>
        </text:list-item>
        <text:list-item>
          <text:p text:style-name="P60">More sophisticated proximity matching </text:p>
        </text:list-item>
        <text:list-item>
          <text:p text:style-name="P61">Performance optimizations for complex patterns </text:p>
        </text:list-item>
      </text:list>
      <text:h text:style-name="P3" text:outline-level="3">Command Set Expansion</text:h>
      <text:list text:style-name="L32">
        <text:list-item>
          <text:p text:style-name="P62">Network operations with natural syntax </text:p>
        </text:list-item>
        <text:list-item>
          <text:p text:style-name="P62">Archive manipulation commands </text:p>
        </text:list-item>
        <text:list-item>
          <text:p text:style-name="P63">Process management improvements </text:p>
        </text:list-item>
      </text:list>
      <text:h text:style-name="P3" text:outline-level="3">Integration Opportunities</text:h>
      <text:list text:style-name="L33">
        <text:list-item>
          <text:p text:style-name="P64">IDE and editor integration for syntax highlighting </text:p>
        </text:list-item>
        <text:list-item>
          <text:p text:style-name="P64">Shell completion systems </text:p>
        </text:list-item>
        <text:list-item>
          <text:p text:style-name="P65">Documentation and tutorial generation </text:p>
        </text:list-item>
      </text:list>
      <text:h text:style-name="P2" text:outline-level="2">Conclusion</text:h>
      <text:p text:style-name="Text_20_body">Newbie represents a fundamental rethinking of shell design, prioritizing human comprehension and modern computing capabilities over historical constraints. By combining natural language interfaces with threaded performance and reliable GNU tool integration, newbie can make shell computing accessible to broader audiences while maintaining the power needed for advanced use cases.</text:p>
      <text:p text:style-name="Text_20_body"><text:soft-page-break/>The design eliminates major pain points of traditional shells - cryptic syntax, hostile error messages, poor performance, and maintenance difficulties - while preserving the essential functionality that makes shells powerful tools for system administration and automation.</text:p>
      <text:p text:style-name="Text_20_body">The elimination of string delimiters alone represents a paradigm shift that could save developers countless hours of syntax wrestling, allowing them to focus on solving actual problems rather than battling quote escaping mechanics.</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17:23:31.289352978</meta:creation-date>
    <dc:date>2025-09-13T13:13:39.782163325</dc:date>
    <meta:editing-duration>PT1H29M37S</meta:editing-duration>
    <meta:editing-cycles>5</meta:editing-cycles>
    <meta:generator>LibreOffice/25.2.6.2$Linux_X86_64 LibreOffice_project/520$Build-2</meta:generator>
    <meta:print-date>2025-09-12T17:24:52.544054152</meta:print-date>
    <meta:document-statistic meta:table-count="0" meta:image-count="0" meta:object-count="0" meta:page-count="12" meta:paragraph-count="319" meta:word-count="1948" meta:character-count="13281" meta:non-whitespace-character-count="11639"/>
  </office:meta>
</office:document-meta>
</file>